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469248B11DDA57EF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841cm" svg:x="0cm" svg:y="0cm">
          <draw:image xlink:href="Pictures/10000000000005DC0000044469248B11DDA57EF5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onah</text:span></text:p>
            <text:p text:style-name="P3"><text:span text:style-name="T2">a prophet of God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17T11:03:57.664000000</dc:date>
    <meta:editing-duration>PT3H31M15S</meta:editing-duration>
    <meta:editing-cycles>47</meta:editing-cycles>
    <meta:generator>LibreOffice/5.4.7.2$Windows_X86_64 LibreOffice_project/c838ef25c16710f8838b1faec480ebba495259d0</meta:generator>
    <meta:document-statistic meta:object-count="2"/>
  </office:meta>
</office:document-meta>
</file>